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6.35cm" svg:height="1.651cm" svg:x="3.1cm" svg:y="4.139cm">
          <text:p text:style-name="P1">constructDark</text:p>
        </draw:rect>
        <draw:custom-shape draw:style-name="gr2" draw:text-style-name="P1" xml:id="id3" draw:id="id3" draw:layer="layout" svg:width="4.826cm" svg:height="1.778cm" svg:x="12.498cm" svg:y="4.075cm">
          <text:p text:style-name="P1">dar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line-skew="0cm 0cm -0.329cm" svg:x1="17.324cm" svg:y1="1.889cm" svg:x2="3.1cm" svg:y2="4.964cm" draw:start-shape="id1" draw:start-glue-point="8" draw:end-shape="id2" draw:end-glue-point="3" svg:d="M17324 1889h502v1570h-15556v1505h830">
          <text:p/>
        </draw:connector>
        <draw:connector draw:style-name="gr3" draw:text-style-name="P1" draw:layer="layout" svg:x1="9.45cm" svg:y1="4.964cm" svg:x2="12.498cm" svg:y2="4.964cm" draw:start-shape="id2" draw:start-glue-point="1" draw:end-shape="id3" svg:d="M9450 4964h3048">
          <text:p/>
        </draw:connector>
        <draw:rect draw:style-name="gr1" draw:text-style-name="P1" xml:id="id4" draw:id="id4" draw:layer="layout" svg:width="6.35cm" svg:height="1.651cm" svg:x="3.1cm" svg:y="1.064cm">
          <text:p text:style-name="P1">constructBias</text:p>
        </draw:rect>
        <draw:custom-shape draw:style-name="gr2" draw:text-style-name="P1" xml:id="id1" draw:id="id1" draw:layer="layout" svg:width="4.826cm" svg:height="1.778cm" svg:x="12.498cm" svg:y="1cm">
          <text:p text:style-name="P1">bia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9.45cm" svg:y1="1.889cm" svg:x2="12.498cm" svg:y2="1.889cm" draw:start-shape="id4" draw:start-glue-point="1" draw:end-shape="id1" svg:d="M9450 1889h3048">
          <text:p/>
        </draw:connector>
        <draw:rect draw:style-name="gr1" draw:text-style-name="P1" xml:id="id5" draw:id="id5" draw:layer="layout" svg:width="6.35cm" svg:height="1.651cm" svg:x="3.1cm" svg:y="7.033cm">
          <text:p text:style-name="P1">constructFiberFlat</text:p>
        </draw:rect>
        <draw:custom-shape draw:style-name="gr2" draw:text-style-name="P1" xml:id="id6" draw:id="id6" draw:layer="layout" svg:width="4.826cm" svg:height="1.778cm" svg:x="12.498cm" svg:y="6.969cm">
          <text:p text:style-name="P1">fla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9.45cm" svg:y1="7.858cm" svg:x2="12.498cm" svg:y2="7.858cm" draw:start-shape="id5" draw:start-glue-point="1" draw:end-shape="id6" svg:d="M9450 7858h3048">
          <text:p/>
        </draw:connector>
        <draw:rect draw:style-name="gr1" draw:text-style-name="P1" xml:id="id7" draw:id="id7" draw:layer="layout" svg:width="6.35cm" svg:height="1.651cm" svg:x="3.1cm" svg:y="9.954cm">
          <text:p text:style-name="P1">constructFiberTrace</text:p>
        </draw:rect>
        <draw:custom-shape draw:style-name="gr2" draw:text-style-name="P1" xml:id="id8" draw:id="id8" draw:layer="layout" svg:width="4.826cm" svg:height="1.778cm" svg:x="12.498cm" svg:y="9.89cm">
          <text:p text:style-name="P1">fiberTr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9.45cm" svg:y1="10.779cm" svg:x2="12.498cm" svg:y2="10.779cm" draw:start-shape="id7" draw:start-glue-point="1" draw:end-shape="id8" svg:d="M9450 10779h3048">
          <text:p/>
        </draw:connector>
        <draw:rect draw:style-name="gr1" draw:text-style-name="P1" xml:id="id9" draw:id="id9" draw:layer="layout" svg:width="6.35cm" svg:height="1.651cm" svg:x="3.1cm" svg:y="13.002cm">
          <text:p text:style-name="P1">constructDetectorMap</text:p>
        </draw:rect>
        <draw:custom-shape draw:style-name="gr2" draw:text-style-name="P1" xml:id="id10" draw:id="id10" draw:layer="layout" svg:width="4.826cm" svg:height="1.778cm" svg:x="12.498cm" svg:y="12.938cm">
          <text:p text:style-name="P1">detectorM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9.45cm" svg:y1="13.827cm" svg:x2="12.498cm" svg:y2="13.827cm" draw:start-shape="id9" draw:start-glue-point="1" draw:end-shape="id10" svg:d="M9450 13827h3048">
          <text:p/>
        </draw:connector>
        <draw:rect draw:style-name="gr1" draw:text-style-name="P1" xml:id="id11" draw:id="id11" draw:layer="layout" svg:width="6.35cm" svg:height="1.651cm" svg:x="3.1cm" svg:y="16.177cm">
          <text:p text:style-name="P1">constructPsf</text:p>
        </draw:rect>
        <draw:custom-shape draw:style-name="gr2" draw:text-style-name="P1" xml:id="id12" draw:id="id12" draw:layer="layout" svg:width="4.826cm" svg:height="1.778cm" svg:x="12.498cm" svg:y="16.113cm">
          <text:p text:style-name="P1">psfParam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9.45cm" svg:y1="17.002cm" svg:x2="12.498cm" svg:y2="17.002cm" draw:start-shape="id11" draw:start-glue-point="1" draw:end-shape="id12" svg:d="M9450 17002h3048">
          <text:p/>
        </draw:connector>
        <draw:connector draw:style-name="gr3" draw:text-style-name="P1" draw:layer="layout" draw:line-skew="0cm 0cm -0.329cm" svg:x1="17.324cm" svg:y1="4.964cm" svg:x2="3.1cm" svg:y2="7.858cm" draw:start-shape="id3" draw:start-glue-point="8" draw:end-shape="id5" draw:end-glue-point="3" svg:d="M17324 4964h502v1480h-15556v1414h830">
          <text:p/>
        </draw:connector>
        <draw:connector draw:style-name="gr3" draw:text-style-name="P1" draw:layer="layout" draw:line-skew="0cm 0cm -0.329cm" svg:x1="17.324cm" svg:y1="7.858cm" svg:x2="3.1cm" svg:y2="10.779cm" draw:start-shape="id6" draw:start-glue-point="8" draw:end-shape="id7" draw:end-glue-point="3" svg:d="M17324 7858h502v1493h-15556v1428h830">
          <text:p/>
        </draw:connector>
        <draw:connector draw:style-name="gr3" draw:text-style-name="P1" draw:layer="layout" draw:line-skew="0cm 0cm -0.329cm" svg:x1="17.324cm" svg:y1="10.779cm" svg:x2="3.1cm" svg:y2="13.827cm" draw:start-shape="id8" draw:start-glue-point="8" draw:end-shape="id9" draw:end-glue-point="3" svg:d="M17324 10779h502v1557h-15556v1491h830">
          <text:p/>
        </draw:connector>
        <draw:connector draw:style-name="gr3" draw:text-style-name="P1" draw:layer="layout" draw:line-skew="0cm 0cm -0.329cm" svg:x1="17.324cm" svg:y1="13.827cm" svg:x2="3.1cm" svg:y2="17.002cm" draw:start-shape="id10" draw:start-glue-point="8" draw:end-shape="id11" draw:end-glue-point="3" svg:d="M17324 13827h502v1620h-15556v1555h830">
          <text:p/>
        </draw:connector>
        <draw:connector draw:style-name="gr3" draw:text-style-name="P1" draw:layer="layout" draw:line-skew="-0.329cm" svg:x1="3.1cm" svg:y1="4.964cm" svg:x2="3.1cm" svg:y2="7.858cm" draw:start-shape="id2" draw:start-glue-point="3" draw:end-shape="id5" draw:end-glue-point="3" svg:d="M3100 4964h-830v2894h830">
          <text:p/>
        </draw:connector>
        <draw:connector draw:style-name="gr3" draw:text-style-name="P1" draw:layer="layout" draw:line-skew="-0.329cm" svg:x1="3.1cm" svg:y1="7.858cm" svg:x2="3.1cm" svg:y2="10.779cm" draw:start-shape="id5" draw:start-glue-point="3" draw:end-shape="id7" draw:end-glue-point="3" svg:d="M3100 7858h-830v2921h830">
          <text:p/>
        </draw:connector>
        <draw:connector draw:style-name="gr3" draw:text-style-name="P1" draw:layer="layout" draw:line-skew="-0.329cm" svg:x1="3.1cm" svg:y1="10.779cm" svg:x2="3.1cm" svg:y2="13.827cm" draw:start-shape="id7" draw:start-glue-point="3" draw:end-shape="id9" draw:end-glue-point="3" svg:d="M3100 10779h-830v3048h830">
          <text:p/>
        </draw:connector>
        <draw:connector draw:style-name="gr3" draw:text-style-name="P1" draw:layer="layout" draw:line-skew="-0.329cm" svg:x1="3.1cm" svg:y1="13.827cm" svg:x2="3.1cm" svg:y2="17.002cm" draw:start-shape="id9" draw:start-glue-point="3" draw:end-shape="id11" draw:end-glue-point="3" svg:d="M3100 13827h-830v3175h8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Price</meta:initial-creator>
    <meta:creation-date>2018-11-09T17:18:20</meta:creation-date>
    <dc:date>2018-11-09T17:41:22</dc:date>
    <dc:creator>Paul Price</dc:creator>
    <meta:editing-duration>PT7M22S</meta:editing-duration>
    <meta:editing-cycles>1</meta:editing-cycles>
    <meta:document-statistic meta:object-count="27"/>
    <meta:generator>OpenOffice/4.1.5$Unix OpenOffice.org_project/415m1$Build-9789</meta:generator>
  </office:meta>
</office:document-meta>
</file>